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4.925972mm" fo:page-width="59.04768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30eefb" draw:opacity="100.0%" draw:stroke="none"/>
    </style:style>
    <style:style style:family="graphic" style:name="style-3">
      <style:graphic-properties draw:fill="solid" draw:fill-color="#65f3fa" draw:opacity="100.0%" draw:stroke="none"/>
    </style:style>
    <style:style style:family="graphic" style:name="style-4">
      <style:graphic-properties draw:fill="solid" draw:fill-color="#65f3fa" draw:opacity="100.0%" draw:stroke="none"/>
    </style:style>
    <style:style style:family="graphic" style:name="style-5">
      <style:graphic-properties draw:stroke="solid" svg:stroke-color="#65f3fa" draw:stroke-linejoin="miter" svg:stroke-opacity="100.0%" svg:stroke-width="0.26458332mm"/>
    </style:style>
    <style:style style:family="graphic" style:name="style-6">
      <style:graphic-properties draw:fill="none" draw:stroke="none"/>
    </style:style>
    <style:style style:family="graphic" style:name="style-7">
      <style:graphic-properties draw:fill="solid" draw:fill-color="#3ec3f7" draw:opacity="100.0%" draw:stroke="none"/>
    </style:style>
    <style:style style:family="graphic" style:name="style-8">
      <style:graphic-properties draw:fill="solid" draw:fill-color="#d8fcfd" draw:opacity="64.99999761581421%" draw:stroke="none"/>
    </style:style>
    <style:style style:family="graphic" style:name="style-9">
      <style:graphic-properties draw:fill="solid" draw:fill-color="#3ec3f7" draw:opacity="100.0%" draw:stroke="none"/>
    </style:style>
    <style:style style:family="graphic" style:name="style-10">
      <style:graphic-properties draw:fill="solid" draw:fill-color="#d8fcfd" draw:opacity="40.00000059604645%" draw:stroke="none"/>
    </style:style>
    <style:style style:family="graphic" style:name="style-11">
      <style:graphic-properties draw:fill="solid" draw:fill-color="#cafcfc" draw:opacity="40.00000059604645%" draw:stroke="none"/>
    </style:style>
    <style:style style:family="graphic" style:name="style-12">
      <style:graphic-properties draw:fill="none" draw:stroke="none"/>
    </style:style>
    <style:style style:family="graphic" style:name="style-13">
      <style:graphic-properties draw:fill="solid" draw:fill-color="#d6eef4" draw:opacity="40.00000059604645%" draw:stroke="none"/>
    </style:style>
    <style:style style:family="graphic" style:name="style-14">
      <style:graphic-properties draw:fill="solid" draw:fill-color="#d8fcfd" draw:opacity="50.0%" draw:stroke="none"/>
    </style:style>
    <style:style style:family="graphic" style:name="style-15">
      <style:graphic-properties draw:fill="solid" draw:fill-color="#d8fcfd" draw:opacity="64.99999761581421%" draw:stroke="none"/>
    </style:style>
    <style:style style:family="graphic" style:name="style-16">
      <style:graphic-properties draw:fill="none" draw:stroke="none"/>
    </style:style>
    <style:style style:family="graphic" style:name="style-17">
      <style:graphic-properties draw:fill="solid" draw:fill-color="#ddfcfd" draw:opacity="44.999998807907104%" draw:stroke="none"/>
    </style:style>
  </office:automatic-styles>
  <office:body>
    <office:drawing>
      <draw:page draw:master-page-name="Default" draw:name="page1" draw:style-name="DP1">
        <draw:g>
          <draw:g draw:id="Layer_1">
            <draw:path svg:d="M 3120.5498 0.0 L 5434.8013 692.7096 C 5434.8013 692.7096 5542.314 3608.2937 5421.6494 4766.8276 C 4481.423 4479.791 2853.7703 3818.8235 2853.7703 3818.8235 S 361.04138 5052.5723 150.56322 4871.6274 C -59.9279 4690.6826 11.773124 471.83163 11.773124 471.83163 L 3120.5498 0.0 z" svg:height="48.897488mm" draw:style-name="style-2" svg:viewBox="0.0 0.0 5478.914 4889.749" svg:width="54.78914mm" svg:x="0.57460123mm" svg:y="0.0mm"/>
            <draw:path svg:d="M 0.0 0.0 C 103.5854 45.57861 40.7727 51.598915 0.0 0.0 L 0.0 0.0 z" svg:height="0.36476472mm" draw:style-name="style-3" svg:viewBox="0.0 0.0 56.494576 36.47647" svg:width="0.56494576mm" svg:x="58.4826mm" svg:y="30.497232mm"/>
            <draw:path svg:d="M 0.05732854 0.32055536 C 0.05732854 -0.14453252 -0.07186253 -0.06701787 0.05732854 0.32055536 z" svg:height="0.0032040584mm" draw:style-name="style-4" svg:viewBox="0.0 0.0 1.0 1.0" svg:width="5.741826E-4mm" svg:x="54.460827mm" svg:y="47.316772mm"/>
            <draw:line draw:style-name="style-5" svg:x1="37.08546mm" svg:x2="37.086494mm" svg:y1="54.792908mm" svg:y2="54.793682mm"/>
            <draw:g>
              <draw:g>
                <draw:path svg:d="M 144.33228 0.0 C 104.618935 1217.0703 67.98035 1795.3812 0.0 2957.9458" svg:height="29.579458mm" draw:style-name="style-6" svg:viewBox="0.0 0.0 144.33228 2957.9458" svg:width="1.4433227mm" svg:x="31.324314mm" svg:y="9.404077mm"/>
                <draw:path svg:d="M 144.74568 264.5833 C 112.34456 1251.4868 58.08431 2236.827 0.41341144 3222.5293 C -3.9532468 3297.2534 25.347288 3487.1125 132.70508 3487.1125 C 245.9798 3487.1125 260.60403 3297.46 264.99673 3222.5293 C 322.66763 2236.8271 376.9279 1251.4868 409.329 264.5833 C 411.78363 189.73001 385.68723 0.0 277.03735 0.0 C 165.05452 5.0465263E-5 147.2001 189.61363 144.74568 264.5833 L 144.74568 264.5833 z" svg:height="34.871124mm" draw:style-name="style-7" svg:viewBox="0.0 0.0 409.4832 3487.1125" svg:width="4.094832mm" svg:x="29.997263mm" svg:y="6.7582436mm"/>
              </draw:g>
            </draw:g>
            <draw:path svg:d="M 3194.0298 0.0 C 3583.2825 133.36403 5548.382 529.3733 5538.15 686.8443 C 5530.9414 796.9152 3322.4458 1194.7202 3171.3699 1146.7388 C 2243.9456 852.1959 987.25244 516.82886 0.0 517.5136 L 3194.0298 0.0 z" svg:height="11.507348mm" draw:style-name="style-8" svg:viewBox="0.0 0.0 5538.19 1150.7347" svg:width="55.3819mm" svg:x="0.0mm" svg:y="0.048058912mm"/>
            <draw:path svg:d="M 2795.033 0.0 C 2795.033 0.0 5305.8613 810.44147 5305.8613 987.304 S 2973.5232 1689.6642 2973.5232 1689.6642 S 675.0461 1317.9557 72.92535 1055.8528 C -529.1827 793.74994 2795.033 0.0 2795.033 0.0 z" svg:height="16.896643mm" draw:style-name="style-9" svg:viewBox="0.0 0.0 5305.8613 1689.6642" svg:width="53.058613mm" svg:x="1.7324827mm" svg:y="37.795235mm"/>
            <draw:g>
              <draw:path svg:d="M 2238.8381 0.0 C 1993.7627 76.08067 81.14047 358.90573 73.518196 494.36255 C 32.4096 1225.429 4.9952536 1957.9681 0.86113924 2690.1714 C -1.4901383 3107.9238 -2.1875682 3529.5776 42.69301 3945.5728 C 45.509575 3971.5403 148.42278 4571.5034 266.52927 4363.9194 C 428.6124 4078.9756 217.04907 3479.064 168.3184 3180.6067 C 105.45403 2794.997 221.5966 2444.8376 359.28845 2079.6404 C 579.7401 1494.9861 1091.9569 1859.783 1067.7981 2376.4438 C 1050.5898 2744.3284 809.2868 3220.1133 735.3378 3594.6382 C 686.3486 3842.9175 622.16644 4258.06 807.814 4477.401 C 972.53265 4672.04 1745.6896 4198.503 1902.0883 4115.304 C 2590.1082 3749.3574 2379.2942 3058.521 2375.3152 2363.6282 C 2372.5505 1876.2936 2365.0574 1388.7523 2343.431 901.8569 C 2334.8787 708.5613 2392.989 155.79141 2238.8381 0.0 z" svg:height="45.239426mm" draw:style-name="style-10" svg:viewBox="0.0 0.0 2408.79 4523.9424" svg:width="24.0879mm" svg:x="32.02083mm" svg:y="7.444637mm"/>
            </draw:g>
            <draw:g>
              <draw:path svg:d="M 0.0 16.264324 C 749.4503 231.36739 1253.6831 900.49976 2057.174 528.41644 C 1729.468 242.73656 634.93536 -76.13293 0.0 16.264324 z" svg:height="6.3892403mm" draw:style-name="style-11" svg:viewBox="0.0 0.0 2057.174 638.9241" svg:width="20.571741mm" svg:x="23.154657mm" svg:y="3.4592273mm"/>
              <draw:g>
                <draw:path svg:d="M 0.0 16.264324 C 749.4503 231.36739 1253.6831 900.49976 2057.174 528.41644 C 1729.468 242.73656 634.93536 -76.13293 0.0 16.264324 z" svg:height="6.3892403mm" draw:style-name="style-12" svg:viewBox="0.0 0.0 2057.174 638.9241" svg:width="20.571741mm" svg:x="23.154657mm" svg:y="3.4592273mm"/>
                <draw:g>
                  <draw:path svg:d="M 477.85196 725.0593 C 478.23953 714.3622 470.8498 703.7429 482.70953 698.71716 C 519.34814 687.6843 550.53485 724.67175 587.7677 710.706 L 589.1888 693.27814 C 618.36017 698.51025 649.44354 705.52545 681.14703 708.38055 C 737.371 698.2521 791.70874 681.9738 843.02344 661.6263 C 839.94867 655.942 837.80414 650.5416 842.3775 646.821 C 862.66046 635.94324 894.9841 634.03107 925.4473 624.3031 L 937.77216 616.7326 C 939.94257 612.0042 938.77985 605.971 938.0564 602.276 C 951.7507 597.9998 964.33386 595.22217 976.1677 592.9098 L 1024.3561 558.4544 L 1048.0756 540.96204 L 1053.9667 536.56946 L 1056.9122 534.3731 L 1057.2739 534.10187 L 1057.3514 534.0373 C 1079.5981 378.2586 1007.74207 882.62054 1107.2192 184.78204 L 1106.9867 184.66588 L 1106.0823 184.2137 L 1104.2478 183.30937 L 1089.5975 176.15213 C 1050.6852 158.37529 1011.101 136.55511 973.3514 126.10356 C 897.05115 98.973434 821.47437 81.67475 744.2956 65.68095 C 708.22546 66.53371 672.77545 67.74785 642.2088 61.663002 C 598.4647 49.712826 549.6564 18.616636 509.78796 0.0 C 493.7166 58.678486 385.48032 51.663612 384.3176 116.75002 C 358.53107 106.1175 319.77374 89.73607 312.12564 105.66533 C 289.388 152.71672 249.93304 202.79123 172.72847 210.81389 C 144.25476 208.79857 108.933914 176.35854 96.40238 183.78722 C 76.89452 195.54372 121.0262 228.64232 101.41499 240.3599 C 291.94598 315.74283 486.92114 364.745 653.57764 454.70074 C 672.517 455.78607 706.13257 470.30695 749.3082 491.6493 C 761.2455 496.89435 767.8859 502.88882 778.2212 508.8964 L 792.9748 518.1851 L 800.5971 522.93945 L 804.47284 525.3424 L 806.4107 526.5568 L 807.3925 527.164 L 807.8835 527.4612 L 808.14185 527.6162 L 808.27106 527.6937 C 795.7395 616.1251 918.0059 -242.12996 866.1486 121.20692 C 839.87115 133.53174 812.1984 149.47392 783.518 159.77045 C 669.3648 209.5735 546.4266 218.9916 496.86887 211.96375 L 487.85132 212.93263 C 433.5911 209.1216 367.85867 205.24571 314.5286 217.38982 C 289.36218 226.65288 261.9995 238.29298 233.81001 247.41393 L 256.36676 284.87943 C 232.02718 276.59824 207.92012 268.9372 195.18187 276.35272 C 134.51375 283.96213 153.8149 322.38367 163.60757 369.29294 C 174.1754 391.61716 144.09973 411.926 164.48607 436.95032 C 145.98592 431.12387 137.20093 427.0025 118.98498 420.3233 C 111.4919 436.38165 178.33536 430.0642 157.45808 452.9054 C 141.18001 441.5495 118.26151 444.54663 99.761345 437.77704 C 98.72782 462.24573 161.90225 467.2971 152.78136 487.8645 C 140.19815 490.59055 108.88224 441.0716 96.24735 467.34897 C 93.68937 472.59402 112.47375 479.63513 121.87886 483.18768 C 60.797318 472.9298 18.24178 485.93936 62.65767 534.9934 C 43.330685 528.0171 21.368204 506.1192 0.025838215 502.63113 L 0.0 503.12198 C 9.56014 507.69534 24.62382 519.65845 33.718872 523.4308 L 0.28422037 509.38773 L 1.9637043 522.8235 C 9.224242 529.29596 16.820679 535.1353 25.579832 538.8562 L 3.1781003 529.4381 C 5.5552163 540.3289 9.017537 551.2326 13.384195 561.91675 C 33.977253 589.86066 53.821003 624.006 69.1689 629.9747 C 191.33199 684.1317 332.74454 720.3439 477.85196 725.0593 z" svg:height="7.250593mm" draw:style-name="style-13" svg:viewBox="0.0 0.0 1107.2192 725.0593" svg:width="11.072192mm" svg:x="34.03526mm" svg:y="5.3110423mm"/>
                </draw:g>
              </draw:g>
            </draw:g>
            <draw:path svg:d="M 60.131935 3463.9343 C -11.052347 2613.5986 -19.02346 1614.8998 36.15407 468.04492 C 581.89575 -692.86615 589.8928 305.8327 60.131935 3463.9343 z" svg:height="34.639343mm" draw:style-name="style-14" svg:viewBox="0.0 0.0 451.54556 3463.9346" svg:width="4.5154557mm" svg:x="3.305936mm" svg:y="10.489813mm"/>
            <draw:g>
              <draw:path svg:d="M 3057.7197 679.7189 C 2924.8599 265.8166 629.8835 19.849653 197.2355 0.03184358 C -32.905422 -10.48431 1.5496873 2587.3286 2.1698675 2826.177 C 3.3067868 3270.5425 -3.7470078 3722.091 47.348 4164.5444 C 97.30608 4597.283 827.44257 4540.1807 1189.7332 4597.0244 C 1355.0847 4623.018 2515.6985 4930.2344 2316.202 4543.126 C 2102.3518 4128.113 1878.5801 4216.324 1471.4474 4243.971 C 1371.3889 4250.7407 728.8184 4029.3074 732.50024 3953.8599 C 733.6631 3929.6753 1144.2322 3753.9238 1183.2738 3722.0393 C 1404.2164 3541.482 1414.2545 3298.861 1386.53 3046.1116 C 1329.04 2521.8542 1465.595 1558.7606 1600.3671 1162.0535 C 1711.8589 833.8563 2087.7405 2029.8557 2087.7405 2029.8557 S 1816.9042 2788.8662 1970.3832 3292.97 C 2021.4526 3460.66 2139.8948 4201.803 2442.1758 4147.233 C 2835.7952 4076.178 2867.4988 3696.4595 2893.1045 3412.1357 C 2938.8123 2904.1565 2980.6184 2395.7637 3016.4043 1887.0997 C 3041.1057 1536.1779 3168.4622 1024.7235 3057.7197 679.7189 z" svg:height="47.371784mm" draw:style-name="style-15" svg:viewBox="0.0 0.0 3102.313 4737.178" svg:width="31.02313mm" svg:x="1.8230203mm" svg:y="5.598567mm"/>
            </draw:g>
            <draw:g>
              <draw:g>
                <draw:path svg:d="M 53.136288 0.0 C 212.68727 573.7116 372.2124 2151.5352 0.0 2991.5872" svg:height="29.915873mm" draw:style-name="style-16" svg:viewBox="0.0 0.0 227.91289 2991.5872" svg:width="2.2791288mm" svg:x="26.129412mm" svg:y="12.451437mm"/>
                <draw:g>
                  <draw:path svg:d="M 59.990883 703.90967 C 70.64915 703.0443 80.14469 692.17914 86.78532 706.6227 C 102.843765 752.7697 70.675186 794.5245 84.9506 840.8651 L 102.44307 842.6609 C 98.46399 880.10046 92.392006 919.1291 87.8574 958.71326 C 94.76912 1030.4143 104.13527 1101.676 113.76001 1172.7312 C 119.987015 1170.5608 125.73602 1169.3722 128.31984 1176.4001 C 134.043 1205.9072 129.52132 1247.3778 129.3146 1290.0885 L 133.0224 1308.7954 C 136.92397 1313.5238 143.04762 1314.609 146.79416 1315.2808 C 146.84584 1334.6078 146.12238 1351.8677 144.48164 1367.7843 C 182.2444 1576.6216 218.19807 1790.9238 238.04182 2026.3099 C 248.8422 2076.5393 259.61673 2127.4407 261.92926 2175.8616 C 260.08203 2246.865 233.88187 2333.9915 221.69914 2401.2742 C 284.1372 2400.8606 277.7164 2574.0283 344.9216 2554.7014 C 335.2708 2601.417 313.79947 2670.1465 328.8244 2678.208 C 374.0671 2702.5994 426.467 2754.4824 410.9899 2895.0425 C 398.39398 2948.786 348.0353 3018.394 350.70935 3040.2014 C 354.76596 3074.8765 410.0339 2988.7834 414.28427 3023.2 C 588.3047 2640.5876 612.05 2263.9697 636.286 1885.1816 C 632.617 1751.3914 601.14624 891.74097 572.62067 671.87067 L 569.5201 651.96234 C 559.6499 531.5175 534.7935 385.95792 494.25336 288.19894 C 471.54156 243.93808 447.6927 200.0776 420.9116 156.30788 C 415.80853 180.10477 409.73654 202.05434 402.76004 221.20065 C 396.09378 173.67116 386.21066 125.78003 372.06424 109.915565 C 325.6461 14.740398 307.8821 79.19403 275.04175 125.457146 C 262.859 156.30807 228.0289 125.6252 218.59816 171.41052 C 213.17213 141.02467 210.45912 125.78023 205.07185 95.21372 C 187.43747 95.45928 233.02881 186.66798 200.9763 171.41052 C 201.23488 141.1152 184.77594 110.56162 178.57457 80.6666 C 158.7179 95.96272 191.73914 186.57745 168.42015 186.48701 C 159.85478 171.6688 181.72682 95.71747 152.38753 96.24715 C 146.61269 96.3506 151.88368 126.42608 154.54503 141.42526 C 126.49764 51.06903 85.63451 11.626995 75.919334 98.598526 C 69.82152 70.79661 71.79814 28.434753 60.648952 0.0 L 60.26138 0.34871498 C 63.00043 15.296123 63.530113 42.09045 66.527145 55.66833 L 55.571743 5.3355913 L 46.153713 17.22117 C 45.817616 30.527851 46.153713 43.640846 48.95716 56.62455 L 41.73538 23.44818 L 22.679897 58.18766 C 14.502102 101.46657 -2.8740976 143.77664 0.4073556 165.9202 C 24.088886 341.10248 42.09792 523.24866 59.990883 703.90967 z" svg:height="30.486038mm" draw:style-name="style-17" svg:viewBox="0.0 0.0 636.286 3048.6038" svg:width="6.36286mm" svg:x="24.61935mm" svg:y="12.850515mm"/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4.925972mm" fo:page-width="59.04768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